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8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161.48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200.1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l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Graph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fp_1ms_side</text:p>
          </table:table-cell>
          <table:table-cell office:value-type="string" calcext:value-type="string">
            <text:p>Moving drone side to side hanging on a string, abbout 1m/s, moving with arm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fp_1ms_up_down</text:p>
          </table:table-cell>
          <table:table-cell office:value-type="string" calcext:value-type="string">
            <text:p>Moving drone up and down hanging on a string, moving with arm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CC</text:p>
          </table:table-cell>
          <table:table-cell table:style-name="ce1" office:value-type="string" calcext:value-type="string">
            <text:p>Accelerometer: Movement - Accelerometer: Pop</text:p>
          </table:table-cell>
        </table:table-row>
        <table:table-row table:style-name="ro2">
          <table:table-cell office:value-type="string" calcext:value-type="string">
            <text:p>dataMic</text:p>
          </table:table-cell>
          <table:table-cell office:value-type="string" calcext:value-type="string">
            <text:p>30cm_pop_filtered</text:p>
          </table:table-cell>
          <table:table-cell office:value-type="string" calcext:value-type="string">
            <text:p>Pop 21cm latex balllon 4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dataMic</text:p>
          </table:table-cell>
          <table:table-cell office:value-type="string" calcext:value-type="string">
            <text:p>150cm_pop_filtered</text:p>
          </table:table-cell>
          <table:table-cell office:value-type="string" calcext:value-type="string">
            <text:p>Pop 21cm latex balllon 15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dataMic</text:p>
          </table:table-cell>
          <table:table-cell office:value-type="string" calcext:value-type="string">
            <text:p>300hz_filtered</text:p>
          </table:table-cell>
          <table:table-cell office:value-type="string" calcext:value-type="string">
            <text:p>Play 300Hz tone on phone close above the microph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dataMic</text:p>
          </table:table-cell>
          <table:table-cell office:value-type="string" calcext:value-type="string">
            <text:p>still_filtered</text:p>
          </table:table-cell>
          <table:table-cell office:value-type="string" calcext:value-type="string">
            <text:p>Recording of quite room as basel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dataPartyBalloonPiezo\100K-PiezoFlex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Noticed the piezo has brocken, just recorded noiz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dataPartyBalloonPiezo\100K-PiozoHard-tapenorm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elimenary tests for the reenforced piezo sensor with 100K ohm resist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Effect of Parallel Resistance(PiezoH_pop_(2), PiezoH_1M_pop) - Piezo: Hitting ballon in diffrent positions(PiezoH_pop) - Piezo: Distributions Scaled to Same Hieght(PiezoH_pop)</text:p>
          </table:table-cell>
        </table:table-row>
        <table:table-row table:style-name="ro2">
          <table:table-cell office:value-type="string" calcext:value-type="string">
            <text:p>dataPartyBalloonPiezo\50K-PiozoHard-tapenorm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relimenary tests for the reenforced piezo sensor with 100K ohm resist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Effect of Parallel Resistance(PiezoH_pop_(3))</text:p>
          </table:table-cell>
        </table:table-row>
        <table:table-row table:style-name="ro2">
          <table:table-cell office:value-type="string" calcext:value-type="string">
            <text:p>dataPiezo</text:p>
          </table:table-cell>
          <table:table-cell office:value-type="string" calcext:value-type="string">
            <text:p>nerf_direct_hit</text:p>
          </table:table-cell>
          <table:table-cell office:value-type="string" calcext:value-type="string">
            <text:p>Shooting nerf disk at piezo sensor fixed to balloon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 - Piezo: Distributions Scaled to Same Hieght</text:p>
          </table:table-cell>
        </table:table-row>
        <table:table-row table:style-name="ro2">
          <table:table-cell office:value-type="string" calcext:value-type="string">
            <text:p>dataPiezo</text:p>
          </table:table-cell>
          <table:table-cell office:value-type="string" calcext:value-type="string">
            <text:p>nerf_disk_side</text:p>
          </table:table-cell>
          <table:table-cell office:value-type="string" calcext:value-type="string">
            <text:p>Shooting nerf disk at balloon, not hitting close to sensor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 - Piezo: Distributions Scaled to Same Hieght</text:p>
          </table:table-cell>
        </table:table-row>
        <table:table-row table:style-name="ro2">
          <table:table-cell office:value-type="string" calcext:value-type="string">
            <text:p>dataPiezo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Piezo sensor fixed to balloon, nothing happening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Maximal Value From 10 Runs: Still vs Vibrations - Piezo: Book Hits - Piezo: Distributions Scaled to Same Hieght</text:p>
          </table:table-cell>
        </table:table-row>
        <table:table-row table:style-name="ro2">
          <table:table-cell office:value-type="string" calcext:value-type="string">
            <text:p>dataPiezo</text:p>
          </table:table-cell>
          <table:table-cell office:value-type="string" calcext:value-type="string">
            <text:p>vibration_dremel_5t</text:p>
          </table:table-cell>
          <table:table-cell office:value-type="string" calcext:value-type="string">
            <text:p>Using a dremmel set to 5000 rpm, with an uneven weighted attatchement to make the balloon vibrat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Maximal Value From 10 Runs: Still vs Vibrations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baseline_absent</text:p>
          </table:table-cell>
          <table:table-cell office:value-type="string" calcext:value-type="string">
            <text:p>Recording sensor data without a balloon presen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Proximity Balloon: Absent - Proximity Balloon: Absent vs IR LED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baseline_absent_&lt;x&gt;</text:p>
          </table:table-cell>
          <table:table-cell office:value-type="string" calcext:value-type="string">
            <text:p>Recording sensor data without a balloon present, but under specific lighting conditions &lt;x&gt;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Proximity Balloon: Absent - Proximity Balloon: Absent vs IR LED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gray_baseline_present</text:p>
          </table:table-cell>
          <table:table-cell office:value-type="string" calcext:value-type="string">
            <text:p>Recording sensor data with balloon present, and undisurbed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Absent - <text:s/>Proximity Balloon: Present vs Weaving Object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gray_IR_LED_direct_full</text:p>
          </table:table-cell>
          <table:table-cell office:value-type="string" calcext:value-type="string">
            <text:p><text:a xlink:href="https://www.adafruit.com/product/387" xlink:type="simple">https://www.adafruit.com/product/387</text:a> @ 1.6v pointing at arduino from just above it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Absent vs IR LED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gray_IR_LED_indirect</text:p>
          </table:table-cell>
          <table:table-cell office:value-type="string" calcext:value-type="string">
            <text:p><text:a xlink:href="https://www.adafruit.com/product/387" xlink:type="simple">https://www.adafruit.com/product/387</text:a> @ 1.6v pointing at the balloon just above the arduino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gray_stick</text:p>
          </table:table-cell>
          <table:table-cell office:value-type="string" calcext:value-type="string">
            <text:p>Move varius objects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Absent vs IR LED</text:p>
          </table:table-cell>
        </table:table-row>
        <table:table-row table:style-name="ro2">
          <table:table-cell office:value-type="string" calcext:value-type="string">
            <text:p>dataProx</text:p>
          </table:table-cell>
          <table:table-cell office:value-type="string" calcext:value-type="string">
            <text:p>IR_LED_direct_under_powered</text:p>
          </table:table-cell>
          <table:table-cell office:value-type="string" calcext:value-type="string">
            <text:p><text:a xlink:href="https://www.adafruit.com/product/387" xlink:type="simple">https://www.adafruit.com/product/387</text:a> @ 1.5v pointing at arduino from just above 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30cm_pop_filtered</text:p>
          </table:table-cell>
          <table:table-cell office:value-type="string" calcext:value-type="string">
            <text:p>Pop 21cm latex balllon 4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150cm_pop_filtered</text:p>
          </table:table-cell>
          <table:table-cell office:value-type="string" calcext:value-type="string">
            <text:p>Pop 21cm latex balllon 150 cm away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black_plastic</text:p>
          </table:table-cell>
          <table:table-cell office:value-type="string" calcext:value-type="string">
            <text:p>Move black cap of super glue abov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permanent_marker</text:p>
          </table:table-cell>
          <table:table-cell office:value-type="string" calcext:value-type="string">
            <text:p>Move black whiteboard marker cap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 - Proximity Balloon: Example of whiteboard marker interfearing(2)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Move scissor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2">
          <table:table-cell office:value-type="string" calcext:value-type="string">
            <text:p>fp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Move satay sticks just above the sensor</text:p>
          </table:table-cell>
          <table:table-cell office:value-type="string" calcext:value-type="string">
            <text:p>latex 50cm gray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Present vs Weaving Object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baseline_motor</text:p>
          </table:table-cell>
          <table:table-cell office:value-type="string" calcext:value-type="string">
            <text:p>Motors on at 50 or 60% recording all sensors, beging held still by holding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Piezo: Maximal Value From 10 Runs: Still vs Vibrations - Piezo: Distributions Scaled to Same Hieght - Accelerometer: Movement - Accelerometer: Pop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1m</text:p>
          </table:table-cell>
          <table:table-cell office:value-type="string" calcext:value-type="string">
            <text:p>Pop 21cm latex balllon 1 m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MIC (r)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10cm</text:p>
          </table:table-cell>
          <table:table-cell office:value-type="string" calcext:value-type="string">
            <text:p>Pop 21cm latex balllon 10 cm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MIC (r)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black</text:p>
          </table:table-cell>
          <table:table-cell office:value-type="string" calcext:value-type="string">
            <text:p>Move black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gray</text:p>
          </table:table-cell>
          <table:table-cell office:value-type="string" calcext:value-type="string">
            <text:p>Move gray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red</text:p>
          </table:table-cell>
          <table:table-cell office:value-type="string" calcext:value-type="string">
            <text:p>Move red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6)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transparent</text:p>
          </table:table-cell>
          <table:table-cell office:value-type="string" calcext:value-type="string">
            <text:p>Move transparent tpu ballon up and down above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transparent_edge</text:p>
          </table:table-cell>
          <table:table-cell office:value-type="string" calcext:value-type="string">
            <text:p>Move transparent tpu ballon up and down above sensor, rotated that edge of ballon gows over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5)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transparent_blue</text:p>
          </table:table-cell>
          <table:table-cell office:value-type="string" calcext:value-type="string">
            <text:p>Move blue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white</text:p>
          </table:table-cell>
          <table:table-cell office:value-type="string" calcext:value-type="string">
            <text:p>Move white ballon up and down above sensor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mirror_angle</text:p>
          </table:table-cell>
          <table:table-cell office:value-type="string" calcext:value-type="string">
            <text:p>Move mirror up and down above sensor at 45 degree angle, so light is reflected aw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 office:value-type="string" calcext:value-type="string">
            <text:p>Proximity Balloon: Raise and Lower(7)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mirror_flat</text:p>
          </table:table-cell>
          <table:table-cell office:value-type="string" calcext:value-type="string">
            <text:p>Move mirror up and down above sensorf face down, so light is reflected bac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nerf_on</text:p>
          </table:table-cell>
          <table:table-cell office:value-type="string" calcext:value-type="string">
            <text:p>Shooting nerf disk at piezo sensor fixed to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nerf_non</text:p>
          </table:table-cell>
          <table:table-cell office:value-type="string" calcext:value-type="string">
            <text:p>Shooting nerf disk at balloon, not hitting close t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Accelerometer: Movement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bookface_soft</text:p>
          </table:table-cell>
          <table:table-cell office:value-type="string" calcext:value-type="string">
            <text:p>Hitting ballon with the face of a book, random positi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bookside_non</text:p>
          </table:table-cell>
          <table:table-cell office:value-type="string" calcext:value-type="string">
            <text:p>Hitting ballon with the face of a book, random position, but not on piez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2">
          <table:table-cell office:value-type="string" calcext:value-type="string">
            <text:p>fp_tests</text:p>
          </table:table-cell>
          <table:table-cell office:value-type="string" calcext:value-type="string">
            <text:p>fp_bookside_on</text:p>
          </table:table-cell>
          <table:table-cell office:value-type="string" calcext:value-type="string">
            <text:p>Hitting ballon with the face of a book, close to piezo sensor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, ACC</text:p>
          </table:table-cell>
          <table:table-cell office:value-type="string" calcext:value-type="string">
            <text:p>Piezo: Book Hits - Accelerometer: Movement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ccelerometer: Pop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MIC (f)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op balloon to determine responce time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Piezo: Hitting ballon in diffrent positions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Pop balloon to determine responce time and reliability of fusion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PIEZO(breaking), ACC, PROX</text:p>
          </table:table-cell>
          <table:table-cell office:value-type="string" calcext:value-type="string">
            <text:p>Piezo: Hitting ballon in diffrent positions, Accelerometer: Pop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50cm</text:p>
          </table:table-cell>
          <table:table-cell office:value-type="string" calcext:value-type="string">
            <text:p>all (PIEZO is breaking)</text:p>
          </table:table-cell>
          <table:table-cell office:value-type="string" calcext:value-type="string">
            <text:p>Proximity Balloon: Examples of popping(1, 7, 8) - Accelerometer: Pop - Microphone: Pop Balloon at Diffrent Distances - Piezo: Hitting ballon in diffrent positions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"all", "all_(3)", "all_(4)"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30cm</text:p>
          </table:table-cell>
          <table:table-cell office:value-type="string" calcext:value-type="string">
            <text:p>all (PIEZO is breaking)</text:p>
          </table:table-cell>
          <table:table-cell office:value-type="string" calcext:value-type="string">
            <text:p>Accelerometer: Pop - Microphone: Pop Balloon at Diffrent Distances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all_small</text:p>
          </table:table-cell>
          <table:table-cell office:value-type="string" calcext:value-type="string">
            <text:p>Pop balloon to determine fusion weight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icrophone: Pop Balloon at Diffrent Distances</text:p>
          </table:table-cell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face_hard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face_soft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motor_side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motor_side_tra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motor_side45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nerf_dart_non</text:p>
          </table:table-cell>
          <table:table-cell office:value-type="string" calcext:value-type="string">
            <text:p>Shoot nerf dart at senor point blank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nerf_dart_non_soft</text:p>
          </table:table-cell>
          <table:table-cell office:value-type="string" calcext:value-type="string">
            <text:p>Shoot nerf dart at senor further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nerf_disk_non_hard</text:p>
          </table:table-cell>
          <table:table-cell office:value-type="string" calcext:value-type="string">
            <text:p>Shoot nerf disk at senor point blank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nerf_disk_on_hard</text:p>
          </table:table-cell>
          <table:table-cell office:value-type="string" calcext:value-type="string">
            <text:p>Shoot nerf disk at senor further away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pop</text:p>
          </table:table-cell>
          <table:table-cell office:value-type="string" calcext:value-type="string">
            <text:p>Pop tpu balloon</text:p>
          </table:table-cell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side_hard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ie_side_soft_non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prelim_tests</text:p>
          </table:table-cell>
          <table:table-cell office:value-type="string" calcext:value-type="string">
            <text:p>prox_tran_test</text:p>
          </table:table-cell>
          <table:table-cell/>
          <table:table-cell office:value-type="string" calcext:value-type="string">
            <text:p>tpu 21 inch</text:p>
          </table:table-cell>
          <table:table-cell office:value-type="string" calcext:value-type="string">
            <text:p>PROX</text:p>
          </table:table-cell>
          <table:table-cell/>
        </table:table-row>
        <table:table-row table:style-name="ro2">
          <table:table-cell office:value-type="string" calcext:value-type="string">
            <text:p>small_pop</text:p>
          </table:table-cell>
          <table:table-cell office:value-type="string" calcext:value-type="string">
            <text:p>p_not_stuck</text:p>
          </table:table-cell>
          <table:table-cell office:value-type="string" calcext:value-type="string">
            <text:p>Ballon pop not taped to dron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  <table:table-row table:style-name="ro2">
          <table:table-cell office:value-type="string" calcext:value-type="string">
            <text:p>small_pop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Ballon pop taped to drone</text:p>
          </table:table-cell>
          <table:table-cell office:value-type="string" calcext:value-type="string">
            <text:p>latex 21cm</text:p>
          </table:table-cell>
          <table:table-cell office:value-type="string" calcext:value-type="string">
            <text:p>PIEZO</text:p>
          </table:table-cell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-00-0000</text:date>, <text:time style:data-style-name="N2" text:time-value="08:58:50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7S</meta:editing-duration>
    <meta:editing-cycles>4</meta:editing-cycles>
    <meta:generator>LibreOffice/5.4.0.3$Windows_x86 LibreOffice_project/7556cbc6811c9d992f4064ab9287069087d7f62c</meta:generator>
    <dc:date>2023-11-16T12:12:35.623000000</dc:date>
    <meta:document-statistic meta:table-count="3" meta:cell-count="363" meta:object-count="0"/>
    <meta:user-defined meta:name="Info 1"/>
    <meta:user-defined meta:name="Info 2"/>
    <meta:user-defined meta:name="Info 3"/>
    <meta:user-defined meta:name="Info 4"/>
  </office:meta>
</office:document-meta>
</file>